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8.75pt" style:use-optimal-row-height="true" fo:break-before="auto"/>
    </style:style>
    <style:style style:name="ro12" style:family="table-row">
      <style:table-row-properties style:row-height="48.4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Massive amphibol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pidiomorph - allotriomorph in mass aggregate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Medium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Brownish tones, orange and greenis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Strong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leavage</text:p>
          </table:table-cell>
          <table:table-cell office:value-type="string" table:style-name="ce6">
            <text:p>One direction really marked and another one to 60º which is difficult to appreciat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To biotite and oxides, among othe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2nd order but very mask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t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7" table:style-name="ce7">
            <text:p>7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5">
            <text:p>Quartz 15%</text:p>
          </table:table-cell>
          <table:table-cell office:value-type="string" table:style-name="ce9">
            <text:p>Biotite 5%</text:p>
          </table:table-cell>
          <table:table-cell office:value-type="string" table:style-name="ce9">
            <text:p>Opaque 5%<text:s/></text:p>
          </table:table-cell>
          <table:table-cell office:value-type="string" table:style-name="ce9">
            <text:p>Others 5%</text:p>
          </table:table-cell>
          <table:table-cell table:number-columns-repeated="8" table:style-name="ce9"/>
          <table:table-cell table:number-columns-repeated="16371"/>
        </table:table-row>
        <table:table-row table:number-rows-repeated="2" table:style-name="ro10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573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1">
            <text:p>General characteristics of the mineral</text:p>
          </table:table-cell>
          <table:table-cell office:value-type="string" table:style-name="ce3">
            <text:p>Amphibole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hemical formula</text:p>
          </table:table-cell>
          <table:table-cell office:value-type="string" table:style-name="ce12">
            <text:p>(Na,K,Ca)<text:span text:style-name="T2">0-1<text:s/></text:span>(Ca,Li,Na,Mg,Fe,Mn)<text:span text:style-name="T2">2</text:span>(Li,Na,Mg,Fe,Al,Co,Ni)<text:span text:style-name="T2">5</text:span>(Ti,Al,Si)<text:span text:style-name="T2">8</text:span>O<text:span text:style-name="T2">22</text:span>(OH,F,Cl,O)<text:span text:style-name="T2">2</text:span>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rystal's shape</text:p>
          </table:table-cell>
          <table:table-cell office:value-type="string" table:style-name="ce5">
            <text:p>Idiomorph - allotriomorph, with long prismatic and fibrous habit, with rhombus basal section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5">
            <text:p>Moderate to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3">
            <text:p>Colorless but it depends on the different elements contents, it can be between blue, purple, green and brow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Very strong in the colorful varietie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Perfect in two systems, parallel to {001} which form approximately 120º, visible in basal s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Chlorite, epidote, calvite, talc and other amphibo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mid 2nd order, but masked <text:s/>in the color varieti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tion</text:p>
          </table:table-cell>
          <table:table-cell office:value-type="string" table:style-name="ce5">
            <text:p>In longitudinal sections some families have right extinction and are called orthoamphibols. The others with oblique extinction are called clinoamphibo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They are not frequent, {100} lamellar polysynthetic, {001} lamellar and simp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Visible sometim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or 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2:05:39Z</dc:date>
    <meta:editing-cycles>5</meta:editing-cycles>
    <meta:editing-duration>PT1353S</meta:editing-duration>
  </office:meta>
</office:document-meta>
</file>